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300%"/>
    </style:style>
    <style:style style:name="T2" style:parent-style-name="Standardstycketeckensnitt" style:family="text">
      <style:text-properties fo:language="sv" fo:country="SE"/>
    </style:style>
    <style:style style:name="P3" style:parent-style-name="Normal" style:family="paragraph">
      <style:paragraph-properties fo:line-height="300%"/>
      <style:text-properties fo:language="sv" fo:country="SE"/>
    </style:style>
    <style:style style:name="P4" style:parent-style-name="Normal" style:family="paragraph">
      <style:paragraph-properties style:writing-mode="rl-tb" fo:line-height="300%"/>
    </style:style>
    <style:style style:name="T5" style:parent-style-name="Standardstycketeckensnitt" style:family="text">
      <style:text-properties fo:font-weight="bold" style:font-weight-asian="bold" style:font-weight-complex="bold" style:language-complex="fa" style:country-complex="IR"/>
    </style:style>
    <style:style style:name="P6" style:parent-style-name="Normal" style:family="paragraph">
      <style:paragraph-properties style:writing-mode="rl-tb" fo:line-height="300%"/>
    </style:style>
    <style:style style:name="T7" style:parent-style-name="Standardstycketeckensnitt" style:family="text">
      <style:text-properties style:language-complex="fa" style:country-complex="IR"/>
    </style:style>
    <style:style style:name="T8" style:parent-style-name="Standardstycketeckensnitt" style:family="text">
      <style:text-properties style:language-complex="fa" style:country-complex="IR"/>
    </style:style>
    <style:style style:name="P9" style:parent-style-name="Normal" style:family="paragraph">
      <style:paragraph-properties style:writing-mode="rl-tb" fo:line-height="300%"/>
    </style:style>
    <style:style style:name="T10" style:parent-style-name="Standardstycketeckensnitt" style:family="text">
      <style:text-properties fo:font-weight="bold" style:font-weight-asian="bold" style:font-weight-complex="bold" style:language-complex="fa" style:country-complex="IR"/>
    </style:style>
    <style:style style:name="P11" style:parent-style-name="Normal" style:family="paragraph">
      <style:paragraph-properties style:writing-mode="rl-tb" fo:line-height="300%"/>
    </style:style>
    <style:style style:name="T12" style:parent-style-name="Standardstycketeckensnitt" style:family="text">
      <style:text-properties style:language-complex="fa" style:country-complex="IR"/>
    </style:style>
    <style:style style:name="T13" style:parent-style-name="Standardstycketeckensnitt" style:family="text">
      <style:text-properties style:language-complex="fa" style:country-complex="IR"/>
    </style:style>
    <style:style style:name="T14" style:parent-style-name="Standardstycketeckensnitt" style:family="text">
      <style:text-properties style:language-complex="fa" style:country-complex="IR"/>
    </style:style>
    <style:style style:name="T15" style:parent-style-name="Standardstycketeckensnitt" style:family="text">
      <style:text-properties style:language-complex="fa" style:country-complex="IR"/>
    </style:style>
    <style:style style:name="T16" style:parent-style-name="Standardstycketeckensnitt" style:family="text">
      <style:text-properties style:language-complex="fa" style:country-complex="IR"/>
    </style:style>
    <style:style style:name="P17" style:parent-style-name="Normal" style:family="paragraph">
      <style:paragraph-properties style:writing-mode="rl-tb" fo:line-height="300%"/>
    </style:style>
    <style:style style:name="T18" style:parent-style-name="Standardstycketeckensnitt" style:family="text">
      <style:text-properties style:language-complex="fa" style:country-complex="IR"/>
    </style:style>
    <style:style style:name="T19" style:parent-style-name="Standardstycketeckensnitt" style:family="text">
      <style:text-properties style:language-complex="fa" style:country-complex="IR"/>
    </style:style>
    <style:style style:name="P20" style:parent-style-name="Normal" style:family="paragraph">
      <style:paragraph-properties style:writing-mode="rl-tb" fo:line-height="300%"/>
    </style:style>
    <style:style style:name="T21" style:parent-style-name="Standardstycketeckensnitt" style:family="text">
      <style:text-properties style:language-complex="fa" style:country-complex="IR"/>
    </style:style>
    <style:style style:name="P22" style:parent-style-name="Normal" style:family="paragraph">
      <style:paragraph-properties style:writing-mode="rl-tb" fo:line-height="300%"/>
    </style:style>
    <style:style style:name="T23" style:parent-style-name="Standardstycketeckensnitt" style:family="text">
      <style:text-properties fo:font-weight="bold" style:font-weight-asian="bold" style:font-weight-complex="bold" style:language-complex="fa" style:country-complex="IR"/>
    </style:style>
    <style:style style:name="P24" style:parent-style-name="Normal" style:family="paragraph">
      <style:paragraph-properties style:writing-mode="rl-tb" fo:line-height="300%"/>
    </style:style>
    <style:style style:name="T25" style:parent-style-name="Standardstycketeckensnitt" style:family="text">
      <style:text-properties style:language-complex="fa" style:country-complex="IR"/>
    </style:style>
    <style:style style:name="T26" style:parent-style-name="Standardstycketeckensnitt" style:family="text">
      <style:text-properties style:language-complex="fa" style:country-complex="IR"/>
    </style:style>
    <style:style style:name="P27" style:parent-style-name="Normal" style:family="paragraph">
      <style:paragraph-properties style:writing-mode="rl-tb" fo:line-height="300%"/>
    </style:style>
    <style:style style:name="T28" style:parent-style-name="Standardstycketeckensnitt" style:family="text">
      <style:text-properties style:language-complex="fa" style:country-complex="IR"/>
    </style:style>
    <style:style style:name="T29" style:parent-style-name="Standardstycketeckensnitt" style:family="text">
      <style:text-properties style:language-complex="fa" style:country-complex="IR"/>
    </style:style>
    <style:style style:name="P30" style:parent-style-name="Normal" style:family="paragraph">
      <style:paragraph-properties style:writing-mode="rl-tb" fo:line-height="300%"/>
      <style:text-properties style:language-complex="fa" style:country-complex="IR"/>
    </style:style>
    <style:style style:name="P31" style:parent-style-name="Normal" style:family="paragraph">
      <style:paragraph-properties style:writing-mode="rl-tb" fo:line-height="300%"/>
      <style:text-properties style:language-complex="fa" style:country-complex="IR"/>
    </style:style>
    <style:style style:name="P32" style:parent-style-name="Normal" style:family="paragraph">
      <style:paragraph-properties fo:line-height="300%"/>
    </style:style>
    <style:style style:name="P33" style:parent-style-name="Normal" style:family="paragraph">
      <style:paragraph-properties fo:line-height="300%"/>
    </style:style>
    <style:style style:name="P34" style:parent-style-name="Normal" style:family="paragraph">
      <style:paragraph-properties style:writing-mode="rl-tb" fo:line-height="300%"/>
    </style:style>
    <style:style style:name="T35" style:parent-style-name="Standardstycketeckensnitt" style:family="text">
      <style:text-properties style:language-complex="fa" style:country-complex="IR"/>
    </style:style>
    <style:style style:name="T36" style:parent-style-name="Standardstycketeckensnitt" style:family="text">
      <style:text-properties fo:color="#FF0000" style:language-complex="fa" style:country-complex="IR"/>
    </style:style>
    <style:style style:name="T37" style:parent-style-name="Standardstycketeckensnitt" style:family="text">
      <style:text-properties style:language-complex="fa" style:country-complex="IR"/>
    </style:style>
    <style:style style:name="T38" style:parent-style-name="Standardstycketeckensnitt" style:family="text">
      <style:text-properties style:language-complex="fa" style:country-complex="IR"/>
    </style:style>
    <style:style style:name="T39" style:parent-style-name="Standardstycketeckensnitt" style:family="text">
      <style:text-properties style:language-complex="fa" style:country-complex="IR"/>
    </style:style>
    <style:style style:name="T40" style:parent-style-name="Standardstycketeckensnitt" style:family="text">
      <style:text-properties style:language-complex="fa" style:country-complex="IR"/>
    </style:style>
    <style:style style:name="T41" style:parent-style-name="Standardstycketeckensnitt" style:family="text">
      <style:text-properties style:language-complex="fa" style:country-complex="IR"/>
    </style:style>
    <style:style style:name="P42" style:parent-style-name="Normal" style:family="paragraph">
      <style:paragraph-properties style:writing-mode="rl-tb" fo:line-height="300%"/>
    </style:style>
    <style:style style:name="T43" style:parent-style-name="Standardstycketeckensnitt" style:family="text">
      <style:text-properties fo:font-weight="bold" style:font-weight-asian="bold" style:font-weight-complex="bold" style:language-complex="fa" style:country-complex="IR"/>
    </style:style>
    <style:style style:name="T44" style:parent-style-name="Standardstycketeckensnitt" style:family="text">
      <style:text-properties fo:font-weight="bold" style:font-weight-asian="bold" style:font-weight-complex="bold" fo:color="#FF0000" style:language-complex="fa" style:country-complex="IR"/>
    </style:style>
    <style:style style:name="T45" style:parent-style-name="Standardstycketeckensnitt" style:family="text">
      <style:text-properties fo:font-weight="bold" style:font-weight-asian="bold" style:font-weight-complex="bold" style:language-complex="fa" style:country-complex="IR"/>
    </style:style>
    <style:style style:name="P46" style:parent-style-name="Normal" style:family="paragraph">
      <style:paragraph-properties style:writing-mode="rl-tb" fo:line-height="300%"/>
    </style:style>
    <style:style style:name="T47" style:parent-style-name="Standardstycketeckensnitt" style:family="text">
      <style:text-properties style:language-complex="fa" style:country-complex="IR"/>
    </style:style>
    <style:style style:name="T48" style:parent-style-name="Standardstycketeckensnitt" style:family="text">
      <style:text-properties style:language-complex="fa" style:country-complex="IR"/>
    </style:style>
    <style:style style:name="T49" style:parent-style-name="Standardstycketeckensnitt" style:family="text">
      <style:text-properties style:language-complex="fa" style:country-complex="IR"/>
    </style:style>
    <style:style style:name="T50" style:parent-style-name="Standardstycketeckensnitt" style:family="text">
      <style:text-properties style:language-complex="fa" style:country-complex="IR"/>
    </style:style>
    <style:style style:name="T51" style:parent-style-name="Standardstycketeckensnitt" style:family="text">
      <style:text-properties style:language-complex="fa" style:country-complex="IR"/>
    </style:style>
    <style:style style:name="T52" style:parent-style-name="Standardstycketeckensnitt" style:family="text">
      <style:text-properties style:language-complex="fa" style:country-complex="IR"/>
    </style:style>
    <style:style style:name="T53" style:parent-style-name="Standardstycketeckensnitt" style:family="text">
      <style:text-properties style:language-complex="fa" style:country-complex="IR"/>
    </style:style>
    <style:style style:name="P54" style:parent-style-name="Normal" style:family="paragraph">
      <style:paragraph-properties style:writing-mode="rl-tb" fo:line-height="300%"/>
    </style:style>
    <style:style style:name="P55" style:parent-style-name="Normal" style:family="paragraph">
      <style:paragraph-properties style:writing-mode="rl-tb" fo:line-height="300%"/>
    </style:style>
    <style:style style:name="T56" style:parent-style-name="Standardstycketeckensnitt" style:family="text">
      <style:text-properties fo:font-weight="bold" style:font-weight-asian="bold" style:font-weight-complex="bold"/>
    </style:style>
    <style:style style:name="T57" style:parent-style-name="Standardstycketeckensnitt" style:family="text">
      <style:text-properties fo:font-weight="bold" style:font-weight-asian="bold" style:font-weight-complex="bold"/>
    </style:style>
    <style:style style:name="P58" style:parent-style-name="Normal" style:family="paragraph">
      <style:paragraph-properties style:writing-mode="rl-tb" fo:line-height="300%"/>
    </style:style>
    <style:style style:name="T59" style:parent-style-name="Standardstycketeckensnitt" style:family="text">
      <style:text-properties style:language-complex="fa" style:country-complex="IR"/>
    </style:style>
  </office:automatic-styles>
  <office:body>
    <office:text text:use-soft-page-breaks="true">
      <text:p text:style-name="P1"><text:span text:style-name="T2">S 82</text:span></text:p>
      <text:p text:style-name="P3">Sex och moral</text:p>
      <text:p text:style-name="P4"><text:span text:style-name="T5">سکس و اخلاق</text:span></text:p>
      <text:p text:style-name="P6"><text:span text:style-name="T7">در هر جامعه ای هنگام صحبت کردن در مورد سکس، نظرات گزنده و تندی در مورد درست بودن یا نبودن این صحبتها وجود دارد. در مسیحیت مبحث سکس پیچیده است. یهودیت<text:s/></text:span><text:span text:style-name="T8">بمانند مسیحیت نگرش خصمانه به مسئله سکس ندارد. سکس و لذت جایگاه بالایی در یهودیت دارد. در کتاب مقدس یهودیان هیچ اشاره ای به ذهد (دوری از لذت) نشده است. در کتاب مقدس سکس بعنوان یک مسئله طبیعی در زندگی انسان عنوان شده است.</text:span></text:p>
      <text:p text:style-name="P9"><text:span text:style-name="T10">فرهنگ خصمانه در برابر سکس</text:span></text:p>
      <text:p text:style-name="P11"><text:span text:style-name="T12">اما مسیحیت</text:span><text:span text:style-name="T13"><text:s/>بسرعت تحت تاثیر فرهنگ منطقه اطراف دریای مدیترانه، هلنیسم یونای قرار گرفت. والاترین هدف انسان در این فرهنگ اعتدال و خویشتنداری بود. این میانه روی و خویشتنداری شامل بحث سکس هم میشد. ایده آل بودن در این فرهنگ به سخره گرفته میشد. اما بسیاری مردم نمیتوانستند ا</text:span><text:span text:style-name="T14">عتدال پیشه کنند و خویشتندار زندگی کنند. ضمن اینکه انسان برای بقا نیازمند این بود که زاد و ولد داشته باشد. <text:s/>به همین دلیل در این فرهنگ سکس در حد معینی مجاز بود. ارتباط جنسی بین انسانهای با طبقه یکسان امری غیرعادی و ناشناخته بود. درواقع سکس ارتباط جنسی بین دو</text:span><text:span text:style-name="T15"><text:s/>شریک زندگی در خانه با منزلت اجتماعی متفاوت بود که یک طرف <text:s/>شخص فعال با منزلت اجتماعی بالا و دیگری شخصی غیرفعال با منزلت اجتماعی پایین تر بود. اغلب این ارتباط جنسی بین زن و مرد بود و زن در منزلت اجتماعی پایین تر قرار داشت. فاحشه گری کاری نامطلوب تلقی نمیشد<text:s/></text:span><text:span text:style-name="T16">و همینطور همجنسگرایی <text:s/>که در آن <text:s/>یکطرف رابطه بطور واضح از طبقه پایین اجتماع بود. فعالیت سکسی زیاد مضرر تلقی میشد چراکه باعث میشد تعادل بین مایعات بدن به هم بخورد.<text:s/></text:span></text:p>
      <text:soft-page-break/>
      <text:p text:style-name="P17"><text:span text:style-name="T18">با نظر گرفتن این موارد منفی در رابطه جنسی بوجود آمدن فرهنگ خصمانه در برابر سکس که در مسیحیت ن</text:span><text:span text:style-name="T19">یز توسعه یافت بهتر فهمیده میشود.</text:span></text:p>
      <text:p text:style-name="P20"><text:span text:style-name="T21">مسیحیت علاوه براینکه تحت تاثیر هلنیسم گرفت از طرف دیگر از فاحشه گری و همجنسگرایی فاصله گرفت. قسمتی از این باورهای قدیمی هنوز هم در زمان ما وجود دارد مثلا این باور که خودارضایی خطرناک است.<text:s/></text:span></text:p>
      <text:p text:style-name="P22"><text:span text:style-name="T23">پیشگیری از حاملگی<text:s/></text:span></text:p>
      <text:p text:style-name="P24"><text:span text:style-name="T25">رابطه جنسی میتو</text:span><text:span text:style-name="T26">اند منجر به حاملگی شود. حاملگی چیزی نیست که طرفهای رابطه جنسی همیشه خواستار آن باشند. به همین دلیل در همه ادوار تاریخ انسانها در مواردی مانع آن شده اند که سکس به حاملگی منجر شود.<text:s/></text:span></text:p>
      <text:p text:style-name="P27"><text:span text:style-name="T28">بین مسیحیان مدتها این بحث هست که آیا استفاده از روشهای پیشگیری از بارداری در</text:span><text:span text:style-name="T29">ست هست یا نه. کلیسای کاتولیک رسما مخالف استفاده از روشهای پیشگیری از حاملگی مثل کاندوم، قرص ضدبارداری و غیره هست.<text:s/></text:span></text:p>
      <text:p text:style-name="P30"/>
      <text:p text:style-name="P31"/>
      <text:p text:style-name="P32"/>
      <text:p text:style-name="P33">S 83</text:p>
      <text:p text:style-name="P34"><text:span text:style-name="T35">نماینده<text:s/></text:span><text:span text:style-name="T36">کلیسا<text:s/></text:span><text:span text:style-name="T37">معتقد است که نباید جلوی زندگی را گرفت. البته داشتن سکس در زمان مناسب و قطع کردن رابطه جنسی برای جلوگیری از حاملگی مجاز<text:s/></text:span><text:span text:style-name="T38">شمرده میشود. اینکار یک روش طبیعی برای جلوگیری از زیاد شدن بچه ها در خانواده تلقی میگردد. بسیاری از کاتولیک ها نمیتوانند این سختگیری ها در مورد روشهای جلوگیری از بارداری را بفهمند چرا که در زمان فعلی<text:s/></text:span><text:soft-page-break/><text:span text:style-name="T39">ازدیاد جمعیت و خطر ابتلا به ایدز برای انسان وجود دارد. ال</text:span><text:span text:style-name="T40">بته بنظر میرسد که تغییراتی در کلیسای کاتولیک در جریان باشد. خطرات ناشی از انتقال بیماریهای مقاربتی کلیسای کاتولیک را مجبور ساخته که در این مورد تجدید نظر کند. اینکه کسی از کاندوم استفاده نماید در وهله اول برای محافظت از خود شخص در مقابل بیماریهای واگیردار<text:s/></text:span><text:span text:style-name="T41">مقاربتی است تا برای جلوگیری از حاملگی.</text:span></text:p>
      <text:p text:style-name="P42"><text:span text:style-name="T43">زندگی<text:s/></text:span><text:span text:style-name="T44">مشترک</text:span><text:span text:style-name="T45"><text:s/>با ازدواج و <text:s/>بدون ازدواج</text:span></text:p>
      <text:p text:style-name="P46"><text:span text:style-name="T47">همجنسگرایان مدتهای مدیدی در خطر تبعیض و آزار و اذیت بوده اند. بعنوان مثال حکومت نازی در آلمان همجنسگرایان زیادی را به اردوگاههای مرگ فرستاد. در آغاز قرن بیست و یکم جنبش<text:s/></text:span><text:span text:style-name="T48">HBT</text:span><text:span text:style-name="T49"><text:s/>برای حم</text:span><text:span text:style-name="T50">ایت از هنجنسگرایان، دوجنسگراها و <text:s/>دوجنسه ها قدرت گرفتند. به این ترتیب این جنبش خواستار رفتار برابر با همجنسگراها و دیگر اقلیتهای جنسی بمانند دیگر افراد در جامعه و همچنین در کلیسا شد. امروزه گروههای همجنسگرایان مسیحی هستند که خواسته های جدیدی از کلیسا دارند</text:span><text:span text:style-name="T51">. کلیسای سوئدی در نظر دارد که برگزاری مراسم عقد زوج همجنس را اجرایی کند. <text:s/>سایر فرقه های مسیحی مثل کاتولیک ها، ارتدکس ها <text:s/>و پنطیکاست ها واکنش بسیار تندی در مقابل این تصمیم کلیسای سوئدی نشان دادند. <text:s/>آنها نمیتوانند تصور کنند که اجازه دهند همجنسگرایی راحت و آز</text:span><text:span text:style-name="T52">اد باشد. نمایندگان کلیساها برای ممنوعیت همجنسگرایی به ممنوعیت آن در انجیل جدید (بخش دوم کتاب مقدس) ارجاع میدهند. در مقابل هنجنسگرایان مسیحی پاسخ میدهند که این ممنوعیت مورد اشاره آنها فقط برای رابطه های موقت و کوتاهمدت مثل فاحشه گری اعتبار دارد. آنها معتقدن</text:span><text:span text:style-name="T53">د که ممنوعیتی در کتاب مقدس در مورد همجنسگرایانی که میخواهند با هم بلندمدت زندگی کنند نیامده است. بسیاری از مسیحیان معتقدند که کمک به همجنسگرایانی که میخواهند با هم یک رابطه جدی داشته باشند و در مقابل هم احساس مسئولیت کنند با عشق مسیحایی سازگار است.<text:s/></text:span></text:p>
      <text:p text:style-name="P54"/>
      <text:p text:style-name="P55"><text:span text:style-name="T56">بحث<text:s/></text:span><text:span text:style-name="T57">کنید<text:s/></text:span></text:p>
      <text:soft-page-break/>
      <text:p text:style-name="P58"><text:span text:style-name="T59">دو شخص همجنس میخواهند با هم ازدواج کنند و با فرزند مشترک تشکیل خانواده دهند. هر دو مسیحی هستند. در مورد ازدواج، عقد در کلیسا و تشکیل خانواده از کلیساهای مختلف مسیحی در سوئد چه پاسخ های متفاوتی خواهند گرفت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tycketeckensnitt" style:display-name="Standardstycketeckensnit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ash NR</meta:initial-creator>
    <dc:creator>Arash NR</dc:creator>
    <meta:creation-date>2018-08-10T15:03:00Z</meta:creation-date>
    <dc:date>2018-08-25T09:27:00Z</dc:date>
    <meta:template xlink:href="Normal" xlink:type="simple"/>
    <meta:editing-cycles>14</meta:editing-cycles>
    <meta:editing-duration>PT10560S</meta:editing-duration>
    <meta:document-statistic meta:page-count="4" meta:paragraph-count="8" meta:word-count="631" meta:character-count="4225" meta:row-count="30" meta:non-whitespace-character-count="3602"/>
  </office:meta>
</office:document-meta>
</file>